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6.181cm"/>
    </style:style>
    <style:style style:name="co5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sting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ce9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office:value-type="string" calcext:value-type="string">
            <text:p>13.11.21, 00:35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8" office:value-type="string" calcext:value-type="string">
            <text:p>Ablehnend</text:p>
          </table:table-cell>
          <table:table-cell table:style-name="ce7" office:value-type="string" calcext:value-type="string">
            <text:p>Bezug Faktencheck</text:p>
          </table:table-cell>
          <table:table-cell table:style-name="ce11" office:value-type="string" calcext:value-type="string">
            <text:p>Neutral / nicht eindeutig zuweisbar</text:p>
          </table:table-cell>
          <table:table-cell table:style-name="ce7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hat ein neues Foto hinzugefügt. - Michael Molt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hat ein neues Foto hinzugefügt. - Michael Molt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 Uploads · 16. Sept.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fp: Irreführend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906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47 Kommentare 366 Mal geteilt 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34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a Bau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Blödheit weh tun würde, dann würden so manche Leute Tag und Nacht schreien vo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merz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derik Schmidt hat geantwortet · 2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beki Le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man an der Pandemie verdienen will; macht man es so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meine damit die Leute, die T-Shirts für Corona Leugner zu überteuerten Preisen verkaufen und nicht die Pharmaindustr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chaelmoltererofficial/photos/a.777795215567400/5014694318544114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hat ein neues Foto hinzugefügt. - Michael Molt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anca Han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Hersteller ist ja von der Haftung ausgeschlossen…. Also irgendwer muss jetzt Schuld sein, we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 ned wir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en Lies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hohe Mathematik im wahrsten Sinn der Wor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ty Fran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en ihre Erpressungsversuche bringen mich nicht dazu, mich impfen zu lassen, sondern ma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 höchstens bockig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Tschuchn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ützt mich vor diesen Politikern ,alles andere mache ich selbs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bastian See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cht Si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-Nicolas Uf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was nennt man Wahnsin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tta 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versteht keiner mehr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ps OdR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Bischo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ice Grasboec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chaelmoltererofficial/photos/a.777795215567400/5014694318544114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hat ein neues Foto hinzugefügt. - Michael Molt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lies 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Hirnriss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Dundic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cham Ci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 wem is das nochmal? Wer sagte da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Som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ner Eisel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mek.bus01/videos/848695099103079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rico Weinhold 5. August um 18:58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a, ob es so geplant war diesen Studiengast einzuladen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 Ba hat geantwortet · 1 Antwor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ion Lem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chaelmoltererofficial/photos/a.777795215567400/5014694318544114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hat ein neues Foto hinzugefügt. - Michael Molt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 Wladi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Boma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ge Reu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f J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ke We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y Mar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ta Drat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 J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Trabels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chaelmoltererofficial/photos/a.777795215567400/5014694318544114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hat ein neues Foto hinzugefügt. - Michael Molt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P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tung vor den Spikeproteinen von geimpften.Biowaffe!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Klopatow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ingt komisch, is aber so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U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anz spezielle Logik einer Plandemie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 Pepunk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cht durchaus Si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 Su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ss man sich mal auf der Zunge zergehen lass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Fle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youtu.be/V4iYj4i3L6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G Gegenkult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Bo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rum sollen sich ja auch "Vollimmunisierte" infizieren, damit sie dann vor einer Infek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chützt sind. (Karl Lauterbach)...is doch nicht so schwer zu versteh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bsi Böh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Pharma hat einen großen lukrativen Markt erschaff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ncy Ho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aa..macht Sinn...! NICH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 Smorod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ia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caterina Schmitt-Lea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deutig, die Dummheit kennt keine Grenz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chaelmoltererofficial/photos/a.777795215567400/5014694318544114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hat ein neues Foto hinzugefügt. - Michael Molt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ene Pernu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smine Johanna Pernul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ttmar Loch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d diese alle beklopp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Stra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er schützt die Ungeimpften vor den Geimpfte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sch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die Lauterbachsche Formel... 2G+i(mpf)G= 0 =(&amp;norm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o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pfen lassen und die ganze Aufregung ist unnötig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 ist eine Frage der Vernunft. Wenn mir eine Handlung zu 99,999% Vorteile bringt und 0,00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siko beinhaltet, dann entscheide ich mich für "JA". Also Impfen lassen, und das ganze Thea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vorbei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rix Gude hat geantwortet · 1 Antwor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ino Stratoca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runk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chaelmoltererofficial/photos/a.777795215567400/5014694318544114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6" table:formula="of:=COUNTIF([.C$1:.C$1048576];&quot;X&quot;)" office:value-type="float" office:value="22" calcext:value-type="float">
            <text:p>22</text:p>
          </table:table-cell>
          <table:table-cell table:style-name="ce6" table:formula="of:=COUNTIF([.D$1:.D$1048576];&quot;X&quot;)" office:value-type="float" office:value="2" calcext:value-type="float">
            <text:p>2</text:p>
          </table:table-cell>
          <table:table-cell table:style-name="ce6" table:formula="of:=COUNTIF([.E$1:.E$1048576];&quot;X&quot;)" office:value-type="float" office:value="0" calcext:value-type="float">
            <text:p>0</text:p>
          </table:table-cell>
          <table:table-cell table:style-name="ce6" table:formula="of:=COUNTIF([.F$1:.F$1048576];&quot;X&quot;)" office:value-type="float" office:value="23" calcext:value-type="float">
            <text:p>23</text:p>
          </table:table-cell>
          <table:table-cell table:style-name="ce6"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Summe</text:p>
          </table:table-cell>
        </table:table-row>
        <table:table-row table:style-name="ro1" table:number-rows-repeated="10479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22:13:13.37985256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3T22:51:39.791487850</dc:date>
    <meta:editing-duration>PT12M8S</meta:editing-duration>
    <meta:editing-cycles>2</meta:editing-cycles>
    <meta:document-statistic meta:table-count="1" meta:cell-count="395" meta:object-count="0"/>
  </office:meta>
</office:document-meta>
</file>